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style:font-name="Times" fo:font-size="11pt"/>
    </style:style>
    <style:style style:name="P2" style:family="paragraph" style:parent-style-name="Standard">
      <style:paragraph-properties fo:text-align="center" style:justify-single-word="false"/>
      <style:text-properties style:font-name="Times" fo:font-size="11pt"/>
    </style:style>
    <style:style style:name="P3" style:family="paragraph" style:parent-style-name="Standard">
      <style:text-properties style:font-name="Times" fo:font-size="12pt"/>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fo:font-size="11pt"/>
    </style:style>
    <style:style style:name="T1" style:family="text">
      <style:text-properties style:text-position="sub 100%"/>
    </style:style>
    <style:style style:name="T2" style:family="text">
      <style:text-properties fo:font-style="italic"/>
    </style:style>
    <style:style style:name="T3" style:family="text">
      <style:text-properties style:text-position="sub 58%"/>
    </style:style>
    <style:style style:name="T4" style:family="text">
      <style:text-properties style:font-size-asian="11pt" style:font-size-complex="11pt"/>
    </style:style>
    <style:style style:name="T5" style:family="text">
      <style:text-properties fo:font-style="normal" style:font-style-asian="normal" style:font-style-complex="normal"/>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Optimization problems are ubiquitous in our modern world. <text:s/>Businesses such as Google need to decide where to place ads, scientists need to fit models to data, and airlines need to schedule their flights. <text:s/>All of those problems are optimization problems, and optimization techniques can be used to find solutions. <text:s/>Optimization algorithms are derived from all sorts of natural phenomena. <text:s/>Some methods look at the landscape of the function as they are searching and follow hills to the best values, as in the gradient ascent method. <text:s/>Other methods take ideas from biology or metallurgy, like genetic algorithms and simulated annealing. <text:s/>Particle swarm optimization is a new optimization technique that draws on ideas from the sociology of flocking birds. <text:s/>All of these methods, however, are fundamentally sequential in nature—they need to be run in a specific order, and because of that, they are typically only run on one machine. <text:s/>The problems people want to solve are getting bigger, and larger problems need to run on multiple machines in parallel. <text:s/>Parallel implementations of these algorithms have been attempted, but they do not often perform as well as sequential versions for the amount of computation performed. <text:s/>The work I propose focuses on one of those algorithms, particle swarm optimization, and improving its performance in a large-scale, parallel world.</text:p>
      <text:p text:style-name="P1"><text:tab/>Particle swarm optimization tries to intelligently search a multi-dimensional space by mimicking the swarming and flocking behavior of birds and other animals [1]. <text:s/>It is a sociological algorithm that depends on interaction between particles to quickly and consistently find the optimal solution to a problem. <text:s/>The algorithm keeps track of a number of potential solutions, called particles, which move somewhat randomly through the search space. <text:s/>Particles remember the best place they have been, or solution they have evaluated, and are attracted back to that place, as well as to the best solution other particles have seen. <text:s/>Specifically, the formulas for updating the position and velocity of a particle are as follows:</text:p>
      <text:p text:style-name="P4">v<text:span text:style-name="T3">t+1</text:span> = χ [v<text:span text:style-name="T3">t</text:span> + φ<text:span text:style-name="T3">1</text:span> U ⊗ (p − x<text:span text:style-name="T3">t </text:span>) + φ<text:span text:style-name="T3">2</text:span> U ⊗ (g − x<text:span text:style-name="T3">t</text:span> )]</text:p>
      <text:p text:style-name="P2"><text:span text:style-name="T4">x</text:span>t+1<text:span text:style-name="T4"> = x</text:span>t<text:span text:style-name="T4"> + v</text:span>t+1</text:p>
      <text:p text:style-name="P1">where v<text:span text:style-name="T3">t</text:span> is the velocity of a particle, x<text:span text:style-name="T3">t</text:span> is its position, <text:s/>φ<text:span text:style-name="T3">1</text:span><text:span text:style-name="T1">,</text:span> φ<text:span text:style-name="T3">2</text:span>, and χ are parameters with prescribed values required to ensure convergence (2.05, 2.05, and .73, respectively), U is a vector of random numbers drawn from a uniform distribution, p is the best position the current particle has seen, and g is the best position other particles have seen. <text:s/>The <text:span text:style-name="T4">⊗ </text:span>operator is an element-wise vector multiplication.</text:p>
      <text:p text:style-name="P1"><text:tab/>The sociology in this algorithm defines which other particles form the “neighborhood” of a given particle—the other particles whose best solution it sees. <text:s/>There are many ways to define a particle's neighborhood, varying from the entire rest of the swarm to just one other particle. <text:s/></text:p>
      <text:p text:style-name="P1"><text:tab/>The way a neighborhood is defined can have drastic effects on the performance of the algorithm; the more neighbors each particle has, the faster information spreads throughout the particles, and the quicker the algorithm converges. <text:s/>For some problems it is possible that the algorithm converges too quickly and gets caught in a local optimum; it stops on a hill when there is a mountain next to it. <text:s/>For those kinds of problems, less communication, or smaller neighborhoods, is often preferable. <text:s/></text:p>
      <text:p text:style-name="P1"><text:tab/>Much work has been done on the sociological aspect of particle swarm optimization, trying to determine the best neighborhood structure to use for various classes of problems. <text:s/>That work focused on swarms of tens of particles to several hundred particles on a single machine. <text:s/>Conclusions were reached about which neighborhood structures worked best, but only in this limited context [2]. <text:s/>With the advent of parallel processing and the potential to have swarms of thousands or hundreds of thousands of particles, some of the earlier work needs rethinking. <text:s/>I propose research that focuses on neighborhood structures in very large swarms, especially when the algorithm is run in parallel on multiple machines. <text:s/></text:p>
      <text:p text:style-name="P1"><text:tab/>Many different neighborhood structures have been proposed and tested [3]. <text:s/>In the literature, neighborhood structures are referred to as topologies. <text:s/>Two of them are more common—the star or gbest topology, where all particles communicate with all other particles, and the ring or lbest topology, where each particle only communicates with its two immediate neighbors [2]. <text:s/>The star topology is often preferable for many problems, because it allows information to be shared quickly throughout the swarm and helps the algorithm converge more quickly. <text:s/>However, too much shared information can cause premature convergence, as mentioned previously, so some researchers are wary of the star topology. <text:s/>For a swarm of 50 particles it is accurate that star often doesn't perform well, and most researchers were satisfied to stop with a swarm that size. <text:s/>We have shown, however, that increasing the number of particles <text:soft-page-break/>in a swarm will help the algorithm avoid premature convergence, making star the best topology even for somewhat complicated functions [4].</text:p>
      <text:p text:style-name="P1"><text:tab/>In a parallel world, another problem with the star topology is that communication between processors is expensive relative to the amount of time it takes to evaluate the functions many people work with. <text:s/>Communicating all of the information from every particle at every iteration can take orders of magnitude more time than doing a simple evaluation and render parallelization of the algorithm worthless. <text:s/>We developed a modification to the algorithm along with a new topology that approximates the star topology with much less communication. <text:s/>If each particle at each iteration randomly chooses a small set of particles to send its information to, eventually information will be communicated throughout the whole swarm. <text:s/>In the standard particle swarm optimization algorithm, the best neighbor that a particle is attracted to (the g in the formula above) is taken from its current neighborhood. <text:s/>With the random topology we proposed, particles can get confused, being attracted to a different neighbor at every iteration, and performance significantly decreases. <text:s/>We modified the algorithm slightly such that each particle remembers the best neighbor it has ever had, and is attracted to that position instead of its current best neighbor. <text:s/>Using this modification and a random topology, we saw performance that was indistinguishable from star with only 5% of the communication, and the speed up is significant even in a serial implementation [4]. <text:s/></text:p>
      <text:p text:style-name="P1"><text:tab/>We have run these experiments with swarms of up to 4000 particles. <text:s/>So far, all of the experiments were run in a serial implementation of particle swarm optimization on a single machine. <text:s/>With more than 4000 particles the algorithm becomes very computationally expensive on a single machine. <text:s/>We have implemented a parallel version of particle swarm optimization using Google's MapReduce framework for parallel computation [5]. <text:s/>Soon we hope to have it working well enough to run swarms of hundreds of thousands of particles on hundreds of machines at a time and further explore the issues involved with parallel particle swarm optimization. <text:s/>Many new possibilities for topologies arise when the algorithm is run in parallel with large swarms. <text:s/>We have proposed, but not yet fully tested, a topology of subswarms, where each of a hundred machines would evaluate 500 or 1000 particles and send only its best value to all other machines, drastically reducing the amount of inter-processor communication. <text:s/>Our preliminary results show that this approach is very promising [4].</text:p>
      <text:p text:style-name="P1"><text:tab/>The work that we have done and submitted for publication [4] takes a large step towards making particle swarm optimization efficient and effective on very large clusters. <text:s/>We have shown that inter-processor communication can be drastically reduced while maintaining the performance of the algorithm, and that it is in fact very helpful to use large clusters in parallel to solve optimization problems. <text:s/>However, much work has yet to be done, and I propose a continued exploration of the subswarms topology. <text:s/>Our preliminary results merely showed the feasibility of such a system; we have yet to use MapReduce to fully implement that topology. <text:s/>Once it is implemented, research will be needed to determine its optimal use. <text:s/>How often should each processor communicate with all of the others? <text:s/>Every iteration? <text:s/>Every fifty iterations? <text:s/>What kind of topology should exist between the particles in a subswarm? <text:s/>Across subswarms? <text:s/>These are questions that my proposed research will seek to answer. </text:p>
      <text:p text:style-name="P3"/>
      <text:p text:style-name="P1">References:</text:p>
      <text:list xml:id="list1179930115" text:style-name="L1">
        <text:list-item>
          <text:p text:style-name="P5">James Kennedy and Russell C. Eberhart. Particle swarm optimization. In <text:span text:style-name="T2">International Conference on Neural Networks IV</text:span>, 1995, pp. 1942–1948.</text:p>
        </text:list-item>
        <text:list-item>
          <text:p text:style-name="P5">D. Bratton and J. Kennedy. Defining a standard for particle swarm optimization. In <text:span text:style-name="T2">Swarm Intelligence Symposium</text:span>, 2007, pp. 120–127.</text:p>
        </text:list-item>
        <text:list-item>
          <text:p text:style-name="P5">James Kennedy and Rui Mendes. Population Structure and Particle Swarm Performance. In <text:span text:style-name="T2">Congress on Evolutionary Computation, </text:span><text:span text:style-name="T5">2002</text:span><text:span text:style-name="T2">,</text:span> Vol. 2, pp. 1671–1676.</text:p>
        </text:list-item>
        <text:list-item>
          <text:p text:style-name="P5">Andrew W. McNabb, Matthew J. Gardner, and Kevin D. Seppi. Topology in Large Particle Swarms. Submitted to <text:span text:style-name="T2">Congress on Evolutionary Computation, </text:span><text:span text:style-name="T5">2009</text:span><text:span text:style-name="T2">.</text:span></text:p>
        </text:list-item>
        <text:list-item>
          <text:p text:style-name="P5">Jeffrey Dean and Sanjay Ghemawat. MapReduce: Simplified data processing on large clusters.<text:span text:style-name="T2"> Sixth Symposium on Operating System Design and Implementation, </text:span>200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ce style:name="Times" svg:font-family="Times"/>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Matthew Gardner<text:tab/><text:tab/>Brigham Young Universit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Matthew Gardner</meta:initial-creator>
    <dc:date>2009-01-26T09:47:33</dc:date>
    <dc:creator>Matthew Gardner</dc:creator>
    <meta:editing-duration>PT00H51M42S</meta:editing-duration>
    <meta:editing-cycles>2</meta:editing-cycles>
    <meta:printed-by>Matthew Gardner</meta:printed-by>
    <meta:print-date>2009-01-23T15:38:00</meta:print-date>
    <meta:document-statistic meta:table-count="0" meta:image-count="0" meta:object-count="0" meta:page-count="2" meta:paragraph-count="19" meta:word-count="1479" meta:character-count="9430"/>
    <meta:user-defined meta:name="Info 1"/>
    <meta:user-defined meta:name="Info 2"/>
    <meta:user-defined meta:name="Info 3"/>
    <meta:user-defined meta:name="Info 4"/>
  </office:meta>
</office:document-meta>
</file>